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Numero di giri in accelerazione</text:p>
          </table:table-cell>
          <table:table-cell table:style-name="ce15" office:value-type="string" calcext:value-type="string">
            <text:p>Periodo del singolo giro in secondi (± 0,1s)</text:p>
          </table:table-cell>
          <table:table-cell table:number-columns-repeated="102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7.1178" calcext:value-type="float">
            <text:p>7,1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5.4347" calcext:value-type="float">
            <text:p>5,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float" office:value="4.5807" calcext:value-type="float">
            <text:p>4,6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float" office:value="4.0201" calcext:value-type="float">
            <text:p>4,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float" office:value="3.6528" calcext:value-type="float">
            <text:p>3,7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float" office:value="3.3412" calcext:value-type="float">
            <text:p>3,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float" office:value="3.1514" calcext:value-type="float">
            <text:p>3,2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float" office:value="2.9636" calcext:value-type="float">
            <text:p>3,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office:value-type="float" office:value="2.7926" calcext:value-type="float">
            <text:p>2,8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.6469" calcext:value-type="float">
            <text:p>2,6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office:value-type="float" office:value="2.4939" calcext:value-type="float">
            <text:p>2,5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2.4817" calcext:value-type="float">
            <text:p>2,5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14:02.0629889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48:45.282131470</meta:creation-date>
    <dc:date>2021-06-11T12:15:04.192311346</dc:date>
    <meta:editing-duration>PT32M1S</meta:editing-duration>
    <meta:editing-cycles>7</meta:editing-cycles>
    <meta:generator>LibreOffice/6.0.7.3$Linux_X86_64 LibreOffice_project/00m0$Build-3</meta:generator>
    <meta:document-statistic meta:table-count="1" meta:cell-count="26" meta:object-count="0"/>
  </office:meta>
</office:document-meta>
</file>